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ítulo: Impactos ambientais da gestão de arquivo nas nuvems</text:h>
      <text:p text:style-name="Text_20_body">Muito se fala na economia da digitalização de documentos, colocando na balança apenas o impacto ambiental advindo da utilização do papel, uma conta onde só entra a derrubada de árvores para a fabricação do papel, como se o impacto ambiental da gestão virtual de arquivos fosse zero. Antes mesmo de qualquer análise comparativa entre o impacto ambiental da gestão de dados no papel e no computadores (digital), nota-se que o papel não precisa de energia elétrica para consultar seus dados, já os arquivos digitais ficam armazenados, estocados, em computadores, que conectados, formam uma superestrutura denominada Data Center. </text:p>
      <text:p text:style-name="Text_20_body">Estes supercomputadores formam uma estrutura envolvendo prédio e máquina, denominados Data Centers. O gasto de energia elétrica é considerável, já que estes computadores ficam ligados sem pausa, esperando conexões de outras máquinas, que podem ser outros computadores, celulares, televisores inteligentes, ou qualquer dispositivo com acesso a internet. Quando um computadores entre em contato com o Data Center, ele faz um pedido, que após ser automaticamente processado (milésimos de segundo) podendo ou não ser autorizado, para então ser liberado os dados requisitados. </text:p>
      <text:p text:style-name="Text_20_body">O supercomputador vai localizar o arquivo pedido, pois são muitos computadores conectados, aí começa o consumo intenso de energia elétrica, pois os arquivos são armazenados magneticamente em discos rígidos, estáveis, sem precisar de energia elétrica circulando para manter os dados armazenados, mas para consultá-los sim. Estes são então convertidos, passam da forma magnética, no disco rígido, para a forma elétrica, sendo temporariamente armazenados na memória do servidor, para em pacotes, ser entregue para o cliente, que depois então tem o trecho de memória liberado ou convertido em outro arquivo.</text:p>
      <text:p text:style-name="Text_20_body">O impacto ambiental de uma requisição de arquivo versus a impressão de uma folha de papel é a primeira vista muito inferior, o contabilização correta poderia porém ser mais ampla, em termos de metodologia foi procurado abranger todo o impacto ambiental de uma estrutura completa de gestão de arquivos, não somente o impacto de uma impressão de 1 folha versus o disparo de um email, uma visão que tenta ser mais holística para estimar o real impacto ambiental de cada componente necessário na cadeia e na gestão de todo o processo de consulta e armazenamento de dados.</text:p>
      <text:p text:style-name="Text_20_body">De maneira geral, no caso da impressão de arquivos, é necessário antes fabricar uma impressora, o impacto deve sempre ser imaginado em escala, pois quando tem-se milhares de prédios atualmente no mundo, com impressoras, o impacto se torna global, mas durante a exemplificação vamos tentar reduzir o sistema para o mais simples possível, para só depois dar escala ao impacto.</text:p>
      <text:p text:style-name="Text_20_body">Então a impressão de uma folha de papel exige a fabricação de uma impressora, exige também o consumo de energia elétrica do computador com o arquivo e da impressora no momento da impressão, além da tinta e do papel, imaginar um ambiente corporativo sem utilização de computadores pode ser interessante apenas com um cenário imaginativo para fazer comparações, porém, não haveria interesse científico neste cenário para o presente estudo, já que este tipo de objeto é muito específico para um estudo explanatório de maior abrangência.</text:p>
      <text:p text:style-name="Text_20_body">O impacto de 1 papel também pode ser maior e abrir margem sobre o processo produtivo do papel, </text:p>
      <text:p text:style-name="Text_20_body">levando-se em conta todos os aspectos ambientais do processo humano da gestão da <text:s/>informação pode-se concluir que a única forma de transmitir e armazenar informação é mesmo a memória humana. Porém, sem levar em conta a moralidade do hospedeiro desta informação, já que em termos mais abrangentes, se a humanidade está “destruindo” o planeta, então, consequentemente, a sua memória, dentro da perspectiva de contexto histórico e legado social, inegavelmente e <text:s/>inevitavelmente, também teria um impacto ambiental destrutivo.</text:p>
      <text:p text:style-name="Text_20_body">A questão ambiental em termos mais amplos e pensando no planeta Terra como um grande sistema e a humanidade como um elemento pertencente a esse sistema, não como proprietária da então <text:soft-page-break/>denominada Terra, aparece como uma consequência natural de sua existência.</text:p>
      <text:p text:style-name="P1">Metodologia</text:p>
      <text:p text:style-name="P2">Utilizou-se a metodologia da observação, grandes empresas gestoras do maiores Data Center dos planetas, como Google, Facebook, Apple e Microsoft, divulgam informações e vídeos com detalhes sobre a fabricação, manutenção, gestão e impactos ambientais de seus projetos de Data Center. Foram observados o prédio do Data Center do Facebook, em Forest City, Carolina do Norte, EUA, considerado o maior do mundo.</text:p>
      <text:p text:style-name="P5">O prédio do Data Center do Google na Finlandia, e o maior datancer construido pela Microsoft em 2011, nos EUA, além de seu Data Center localizado na cidade de São Paulo, considerado o maior da América Latina. Também a Apple com seu Data Center em Maiden, Carolina do Norte, EUA. Além disso, para se aproximar com a realidade brasileira, dentro do escopo possível de um estudo exploratório, foi-se analisado informações fornecidas pelas empresas UOL, com Data Center em São Paulo, e Locaweb, com 2 Data Centers na cidade de São Paulo, e de acordo com a companhia um destes é considerado o maior Data Center Verde da América Latina, grandes fornecedoras de serviços de terceirização e aluguel de hospedagem em seus Data Center, além do superData Center do banco Caixa, localizado em Brasília, denominado como maior da América Latina.</text:p>
      <text:p text:style-name="P2">Todas as informações sobre o impacto ambiental individual de cada projeto de Data Center foi divulgado por sua empresa gestora, porém, ainda dentro da intenção exploratório, foi se agrupado e clusterizado alguns destes dados de maneira subjetiva pelo autor de modo a acelerar o processo de análise dos dados, pois não é o objetivo final de um estudo exploratório a conclusão ou mesmo um resultado conclusivo, tendo por objetivo uma análise do autor por meio de uma matéria, objeto ou disciplina com a finalidade de ter um primeiro contato estruturado com o tema.</text:p>
      <text:p text:style-name="P1">Análise preliminar dos dados</text:p>
      <text:p text:style-name="P2">O foco deste estudo são prédios, e em alguns casos projetos, de Data Center. Como um imóvel inteiro, um grande galpão na maioria dos casos, aonde se conectam e empilham milhares de computadores, como no caso do servidor do Facebook, que recebe diariamente entregas de computadores empilhados em caminhões, tudo isso para suportar o ritmo de crescimento na coleta e armazenamento de dados.</text:p>
      <text:p text:style-name="P2">A</text:p>
      <text:p text:style-name="P2">A construção de prédios mais eficientes</text:p>
      <text:p text:style-name="P2"/>
      <text:p text:style-name="P1">Revisão da Literatura</text:p>
      <text:p text:style-name="P2">De acordo com Uusitalo e Mikkola 1998, a tecnologia de processadores encontra-se num “evelope” de eficiência energética, as principais empresas de tecnologia deste estudo, empresas mantenedoras de Data Center, são basicamente clientes de 3 grandes empresas, a Dell, a HP, comprada pela Lenovo, e a IBM. A maioria dos computadores empilhados vai conter um logotipo de alguma destas 3 empresas.</text:p>
      <text:p text:style-name="P2">Estas 3 grandes empresas fornecem produtos, a estrutura no qual o computador recebe componentes, para que seus clientes montem seus Data Centers. Dentro destes computadores temos basicamente 2 fabricantes de processadores, AMD e Intel, e 3 fabricantes de disco rígido, Samsung, Western Digital e Seagate.</text:p>
      <text:p text:style-name="P2">Quase todo o trabalho, e por consequência, o gasto energético é concentrado no processador, consequentemente ocorre também o maior custo ambiental, já que este uso aquece a estrutura metálica do processador, exigindo seu resfriamento, e então aparece o impacto ambiental negativo deste processo eletrônico. Se todos os servidores do mundo estão basicamente estruturados em cima da tecnologia fornecida por estas duas empresas, e cujo os produtos já atingiram o limite da eficiência tecnológica, não havendo diferença significativa no consumo destes, pode então utilizar o <text:soft-page-break/>conceito de envelope proposto por para caracterizar este estágio.</text:p>
      <text:p text:style-name="P2"/>
      <text:p text:style-name="P2">Ficando em seu eixo das absicissas o impacto ambiental (eficiência energética) e nas coordenadas o desempenho do processador. É necessário um salto tecnológico para “saltar” este “envelope”.</text:p>
      <text:p text:style-name="P2">Num outro gráfico, com um eixo a mais, sendo este o tempo, a evolução desta curva ao longo dos anos, observa-se uma clara tendência de eficiência energética. Porém, para escapar deste problema, algumas soluções criativas vem sendo implementadas, a Google por exemplo, montou um Data Center na Finlandia para aproveitar a água gelada do degelo para resfriar seus processadores e assim alega um impacto ambiental zero, para esta edificação e estrutura.</text:p>
      <text:p text:style-name="P2">Outro solução da mesma empresa para enfrentar este “envelope” tecnológico foi melhorar a tecnologia das edificações, ou seja, construir prédios mais eficientes na tarefa de dissipar o calor, assim a estrutura como um todo se torna mais eficiente, prédio e máquinas. Esta solução é bastante promissora e sua disseminação é esperada, apesar de não divulgar números precisos, a Google afirma que, além de uma tecnologia levemente superior ao seus concorrentes, detem prédios até 80% mais eficientes.</text:p>
      <text:p text:style-name="P2">As soluções tecnológicas também existem, assim como o Google que afirma ter uma tecnologia melhor, de maneira mais ampla, é exatamente porque utilizou técnicas de gestão eficiente de informações e processos informacionais. Mesmo todos os computadores do mundo estando debruçado sobre a tecnologia de duas empresas, é possível utilizar esta tecnologia de maneira mais eficiente, evitando por exemplo “gastar” tempo do processador com requisições desnecessária.</text:p>
      <text:p text:style-name="P2">Para isso a maioria das empresas estudas adotam práticas simples como não conectar nos computadores do Data Center nada mais do que o necessário, um mouse conectado em um servidor é o suficiente para atrapalhar. Além disso todas alegam, até por esta ser uma finalidade em si da coisa, utilizar a prática de virtualização de servidores, ou seja, um grande computador que estaria sendo dividido e utilizado como se fosse muitos computadores. Uma maneira inteligente de não precisar fabricar outro computador.</text:p>
      <text:p text:style-name="P2">A gestão da água parece mesmo ser o maior problema, já que este é o material utilizado para o resfriamento dos processadores, para isso muitas empresas alegam a reutilização da água, evitando o consumo de água desnecessariamente.</text:p>
      <text:p text:style-name="P1">Impacto ambiental em números</text:p>
      <text:p text:style-name="P2">Apenas para se delimitar inicialmente os componentes do sistema, vou atribuir subjetivamente números para denominar a importância das variáveis, relembrando que não é o objetivo de um estudo exploratório a precisão dos dados, ainda mais com a metodologia de dados de coleta secundária. Aqui a exposição de números tem a finalidade de facilitar a discussão sobre o tema.</text:p>
      <text:p text:style-name="P1">Resultados e Conclusão</text:p>
      <text:p text:style-name="P2">Acredita-se que o impacto da gestão virtual dos arquivos é mais eficiente em termo de economia de tempo, quanto ao impacto ambiental é existente porém incerto, acredita-se no salto tecnológico que irá transformar a tecnologia</text:p>
      <text:p text:style-name="P1">Revisão Bibliográfica</text:p>
      <text:p text:style-name="P2">Uusitalo, O., &amp; Mikkola, T. (2010). Revisiting the case of float glass: Understanding the industrial revolution through the design envelope. <text:span text:style-name="T1">European Journal of Innovation Management</text:span>, <text:span text:style-name="T1">13</text:span>(1), 24-4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</meta:initial-creator>
    <meta:creation-date>2015-07-13T16:17:19</meta:creation-date>
    <dc:date>2015-07-14T20:16:24</dc:date>
    <dc:creator>Francisco </dc:creator>
    <meta:editing-duration>PT18H33M32S</meta:editing-duration>
    <meta:editing-cycles>15</meta:editing-cycles>
    <meta:generator>OpenOffice.org/3.2$Linux OpenOffice.org_project/320m12$Build-9483</meta:generator>
    <meta:document-statistic meta:table-count="0" meta:image-count="0" meta:object-count="0" meta:page-count="3" meta:paragraph-count="34" meta:word-count="1715" meta:character-count="11021"/>
  </office:meta>
</office:document-meta>
</file>